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49d1c" officeooo:paragraph-rsid="00149d1c"/>
    </style:style>
    <style:style style:name="P2" style:family="paragraph" style:parent-style-name="Standard">
      <style:paragraph-properties fo:text-align="start" style:justify-single-word="false"/>
      <style:text-properties style:text-underline-style="none" officeooo:rsid="00149d1c" officeooo:paragraph-rsid="00149d1c"/>
    </style:style>
    <style:style style:name="P3" style:family="paragraph" style:parent-style-name="Text_20_body" style:list-style-name="L1"/>
    <style:style style:name="P4" style:family="paragraph" style:parent-style-name="Text_20_body">
      <style:paragraph-properties fo:text-align="start" style:justify-single-word="false"/>
      <style:text-properties style:text-underline-style="none" officeooo:rsid="00149d1c" officeooo:paragraph-rsid="00149d1c"/>
    </style:style>
    <style:style style:name="P5" style:family="paragraph" style:parent-style-name="Text_20_body">
      <style:text-properties officeooo:paragraph-rsid="00149d1c"/>
    </style:style>
    <style:style style:name="T1" style:family="text">
      <style:text-properties officeooo:rsid="00149d1c"/>
    </style:style>
    <style:style style:name="T2" style:family="text">
      <style:text-properties officeooo:rsid="0014fe3b"/>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 de l’IA qui reconnais les chiffres </text:p>
      <text:p text:style-name="P1"/>
      <text:p text:style-name="P2">Pour commencer j’ai demander à chat GPT de me faire un prompt pour Claude, <text:span text:style-name="T2">j’ai eu la prompt suivant</text:span> : </text:p>
      <text:p text:style-name="P2"/>
      <text:p text:style-name="P4">Salut Claude !<text:line-break/>Je suis en classe de <text:span text:style-name="Strong_20_Emphasis">seconde</text:span> et j’aimerais que tu m’aides à créer une <text:span text:style-name="Strong_20_Emphasis">IA en Python qui reconnaît les chiffres manuscrits (de 0 à 9)</text:span>.</text:p>
      <text:p text:style-name="Text_20_body">Voici ce que je veux que tu fasses :</text:p>
      <text:list text:style-name="L1">
        <text:list-item>
          <text:p text:style-name="P3"><text:span text:style-name="Strong_20_Emphasis">Génère le code Python complet</text:span> pour créer cette IA (tu peux utiliser TensorFlow, Keras ou autre).</text:p>
        </text:list-item>
        <text:list-item>
          <text:p text:style-name="P3"><text:span text:style-name="Strong_20_Emphasis">Explique-moi ce que fait le code</text:span>, mais sans entrer dans des détails trop techniques que je ne comprendrai pas. Je suis curieux et un peu geek, mais je n’ai pas encore vu les maths du lycée ni les concepts avancés en IA.</text:p>
        </text:list-item>
      </text:list>
      <text:p text:style-name="P5"><text:span text:style-name="T1">Après lui avoir envoyé ce prompt, Claude m’a envoyé un code qui utilisait la librairie « Tensorflow » qui n’était pas compatible avec </text:span><text:span text:style-name="T2">la</text:span><text:span text:style-name="T1"> version de python </text:span><text:span text:style-name="T2">que j’utilise actuellement, je lui ai donc</text:span><text:span text:style-name="T1"> demandé de faire un code qui utilisait la librairie « </text:span>pytorch ». <text:span text:style-name="T1">le code </text:span><text:span text:style-name="T2">reçu </text:span><text:span text:style-name="T1">fonctionnait très bien mais manquait </text:span><text:span text:style-name="T2">d’</text:span><text:span text:style-name="T1">un</text:span><text:span text:style-name="T2">e</text:span><text:span text:style-name="T1"> fonctionnalité </text:span><text:span text:style-name="T2">importante pour moi</text:span><text:span text:style-name="T1"> : la possibilité de tester l’IA avec nos propres chiffres. Suite a cette demande, Claude a envoyé un code </text:span><text:span text:style-name="T2">qui </text:span><text:span text:style-name="T1">fait une interface pour utiliser l’IA entraîné</text:span><text:span text:style-name="T2">e</text:span><text:span text:style-name="T1"> avec le code précédent. J’ai alors voulu tester l’IA et me suis rendu compte qu’elle </text:span><text:span text:style-name="T2">n’était pas a la hauteur de mes attentes. J’ai alors </text:span><text:span text:style-name="T1">demandé à Claude de faire un</text:span><text:span text:style-name="T2">e</text:span><text:span text:style-name="T1"> IA plus performante que je pourrais entraîner plus longtemps, la version actuelle que je prévois de changer </text:span><text:span text:style-name="T2">de la façon suivante :</text:span><text:span text:style-name="T1"> plutôt que de créer un nouveau fichier qui écrase le précédent a chaque fois, je prévois de réutiliser le même fichier pour pouvoir entraîner l’IA plus longtemps et ainsi l</text:span><text:span text:style-name="T2">a rendre plus performant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5T11:26:22.157000000</meta:creation-date>
    <dc:date>2025-06-25T14:05:34.344000000</dc:date>
    <meta:editing-duration>PT2H39M15S</meta:editing-duration>
    <meta:editing-cycles>2</meta:editing-cycles>
    <meta:generator>LibreOffice/7.6.6.3$Windows_X86_64 LibreOffice_project/d97b2716a9a4a2ce1391dee1765565ea469b0ae7</meta:generator>
    <meta:document-statistic meta:table-count="0" meta:image-count="0" meta:object-count="0" meta:page-count="1" meta:paragraph-count="7" meta:word-count="297" meta:character-count="1654" meta:non-whitespace-character-count="1363"/>
  </office:meta>
</office:document-meta>
</file>